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b45" officeooo:paragraph-rsid="000e3b45"/>
    </style:style>
    <style:style style:name="P2" style:family="paragraph" style:parent-style-name="Standard">
      <style:text-properties officeooo:rsid="000e3b45" officeooo:paragraph-rsid="000fe5e3"/>
    </style:style>
    <style:style style:name="P3" style:family="paragraph" style:parent-style-name="Standard">
      <style:text-properties officeooo:rsid="000e3b45" officeooo:paragraph-rsid="0010b56f"/>
    </style:style>
    <style:style style:name="P4" style:family="paragraph" style:parent-style-name="Standard">
      <style:text-properties officeooo:rsid="000e3b45" officeooo:paragraph-rsid="00129e66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e3b45" officeooo:paragraph-rsid="000e3b4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officeooo:rsid="000fe5e3" officeooo:paragraph-rsid="000fe5e3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0b56f"/>
    </style:style>
    <style:style style:name="P8" style:family="paragraph" style:parent-style-name="Standard">
      <style:paragraph-properties fo:text-align="justify" style:justify-single-word="false"/>
      <style:text-properties officeooo:paragraph-rsid="0010b56f"/>
    </style:style>
    <style:style style:name="P9" style:family="paragraph" style:parent-style-name="Text_20_body">
      <style:text-properties officeooo:paragraph-rsid="000fe5e3"/>
    </style:style>
    <style:style style:name="T1" style:family="text">
      <style:text-properties officeooo:rsid="000fe5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5e3" style:font-weight-asian="bold" style:font-weight-complex="bold"/>
    </style:style>
    <style:style style:name="T4" style:family="text">
      <style:text-properties fo:font-weight="bold" officeooo:rsid="0016432a" style:font-weight-asian="bold" style:font-weight-complex="bold"/>
    </style:style>
    <style:style style:name="T5" style:family="text">
      <style:text-properties style:font-name="Liberation Serif1" officeooo:rsid="000fe5e3" style:font-name-asian="Liberation Serif1" style:font-name-complex="Liberation Serif1"/>
    </style:style>
    <style:style style:name="T6" style:family="text">
      <style:text-properties style:font-name="Liberation Serif1" officeooo:rsid="0016432a" style:font-name-asian="Liberation Serif1" style:font-name-complex="Liberation Serif1"/>
    </style:style>
    <style:style style:name="T7" style:family="text">
      <style:text-properties style:font-name="Liberation Serif1" fo:font-weight="bold" officeooo:rsid="000fe5e3" style:font-name-asian="Liberation Serif1" style:font-weight-asian="bold" style:font-name-complex="Liberation Serif1" style:font-weight-complex="bold"/>
    </style:style>
    <style:style style:name="T8" style:family="text">
      <style:text-properties style:font-name="Liberation Serif1" fo:font-weight="normal" officeooo:rsid="000fe5e3" style:font-name-asian="Liberation Serif1" style:font-weight-asian="normal" style:font-name-complex="Liberation Serif1" style:font-weight-complex="normal"/>
    </style:style>
    <style:style style:name="T9" style:family="text">
      <style:text-properties style:font-name="Liberation Serif1" fo:font-weight="normal" officeooo:rsid="0010b56f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1" fo:font-weight="normal" officeooo:rsid="0011e68b" style:font-name-asian="Liberation Serif1" style:font-weight-asian="normal" style:font-name-complex="Liberation Serif1" style:font-weight-complex="normal"/>
    </style:style>
    <style:style style:name="T11" style:family="text">
      <style:text-properties style:font-name="Liberation Serif1" fo:font-weight="normal" officeooo:rsid="00129e66" style:font-name-asian="Liberation Serif1" style:font-weight-asian="normal" style:font-name-complex="Liberation Serif1" style:font-weight-complex="normal"/>
    </style:style>
    <style:style style:name="T12" style:family="text">
      <style:text-properties style:font-name="Liberation Serif1" fo:font-weight="normal" officeooo:rsid="0013fba5" style:font-name-asian="Liberation Serif1" style:font-weight-asian="normal" style:font-name-complex="Liberation Serif1" style:font-weight-complex="normal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6" style:family="text">
      <style:text-properties style:text-line-through-style="none" style:text-line-through-type="none" style:text-underline-style="none"/>
    </style:style>
    <style:style style:name="T17" style:family="text">
      <style:text-properties officeooo:rsid="0016432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LAS:</text:p>
      <text:p text:style-name="P5"/>
      <text:p text:style-name="P6">- Cada tela é uma classe.</text:p>
      <text:p text:style-name="P1"/>
      <text:p text:style-name="P1">1. Index </text:p>
      <text:p text:style-name="P1">2. Homepage </text:p>
      <text:p text:style-name="P1">3. Tela de Cadastro </text:p>
      <text:p text:style-name="P1">4. Tela de Recuperação de Senha</text:p>
      <text:p text:style-name="P1">5. Tela de Criação de Bolão</text:p>
      <text:p text:style-name="P1"><text:span text:style-name="T17">6</text:span>. Tela de Cadastro de Jogo</text:p>
      <text:p text:style-name="P1"><text:span text:style-name="T17">7</text:span>. Tela de Exibição de Bolão </text:p>
      <text:p text:style-name="P1"/>
      <text:p text:style-name="P1"><text:bookmark-start text:name="__DdeLink__1_888084137"/><text:span text:style-name="T5">→</text:span><text:bookmark-end text:name="__DdeLink__1_888084137"/> <text:span text:style-name="T2">Index (tela de login) </text:span></text:p>
      <text:p text:style-name="P1"><text:tab/><text:span text:style-name="T16">+ login();</text:span> </text:p>
      <text:p text:style-name="P1"><text:tab/><text:tab/>~chama efetuarLogin(cpf, senha) (classe usuario) e, caso login seja efetuado, chama Homepage</text:p>
      <text:p text:style-name="P1"><text:tab/>+ criarConta();</text:p>
      <text:p text:style-name="P1"><text:tab/><text:tab/>~chama Tela de Cadastro </text:p>
      <text:p text:style-name="P1"><text:tab/>+ esqueciSenha();</text:p>
      <text:p text:style-name="P1"><text:tab/><text:tab/>~chama Tela de Recuperação de Senha</text:p>
      <text:p text:style-name="P1"/>
      <text:p text:style-name="P2"><text:span text:style-name="T5">→</text:span> <text:span text:style-name="T3">H</text:span><text:span text:style-name="T2">omepage </text:span></text:p>
      <text:p text:style-name="P1"><text:tab/>+ criarNovoBolao(); </text:p>
      <text:p text:style-name="P1"><text:tab/><text:tab/>~chama Tela de Criação de Bolão</text:p>
      <text:p text:style-name="P1"><text:tab/>+ meusBoloes</text:p>
      <text:p text:style-name="P1"><text:tab/><text:tab/>~chama Tela de Consulta de Bolão </text:p>
      <text:p text:style-name="P1"/>
      <text:p text:style-name="P2"><text:span text:style-name="T5">→</text:span> <text:span text:style-name="T3">T</text:span><text:span text:style-name="T2">ela de </text:span><text:span text:style-name="T3">C</text:span><text:span text:style-name="T2">adastro </text:span></text:p>
      <text:p text:style-name="P1"><text:tab/>+ criaConta();</text:p>
      <text:p text:style-name="P1"><text:tab/><text:tab/>~chama criarConta(cpf, nome, senha, respostaSeguranca) (classe usuario) e leva para a Homepage </text:p>
      <text:p text:style-name="P1"/>
      <text:p text:style-name="P2"><text:span text:style-name="T5">→</text:span> <text:span text:style-name="T3">T</text:span><text:span text:style-name="T2">ela de </text:span><text:span text:style-name="T3">R</text:span><text:span text:style-name="T2">ecuperação de </text:span><text:span text:style-name="T3">S</text:span><text:span text:style-name="T2">enha </text:span></text:p>
      <text:p text:style-name="P1"><text:tab/>+ recuperaSenha();</text:p>
      <text:p text:style-name="P1"><text:tab/><text:tab/>~chama recuperarSenha(resposta) (classe usuario) e, se a resposta tiver certa, retorna a senha da pessoa. se estiver errado, atualiza a pagina e dá mensagem dizendo que ta errada</text:p>
      <text:p text:style-name="P1"/>
      <text:p text:style-name="P2"><text:span text:style-name="T5">→</text:span> <text:span text:style-name="T3">T</text:span><text:span text:style-name="T2">ela de </text:span><text:span text:style-name="T3">C</text:span><text:span text:style-name="T2">riação de </text:span><text:span text:style-name="T3">B</text:span><text:span text:style-name="T2">olão </text:span></text:p>
      <text:p text:style-name="P1"><text:tab/>+ confirmarCriacaoBolao();</text:p>
      <text:p text:style-name="P1"><text:tab/><text:tab/>~chama criarBolao(nome, campeonato, esporte) (classe apostador).</text:p>
      <text:p text:style-name="P1"><text:tab/><text:tab/>~ao confirmar a criação do bolao, tela exibe um popup (olhar modal do bootstrap) perguntando se o usuário deseja cadastrar um jogo no bolão criado</text:p>
      <text:p text:style-name="P1"><text:tab/>+ cadastrarJogo();</text:p>
      <text:p text:style-name="P1"><text:tab/><text:tab/>~chama tela de cadastro de jogo </text:p>
      <text:p text:style-name="P1"><text:tab/>+ n<text:span text:style-name="T1">a</text:span>oCadastrarJogo();</text:p>
      <text:p text:style-name="P1"><text:tab/><text:tab/>~fecha o modal e vai para tela de exibição do bolão</text:p>
      <text:p text:style-name="P1"/>
      <text:p text:style-name="P2"><text:span text:style-name="T5">→</text:span> <text:span text:style-name="T3">T</text:span><text:span text:style-name="T2">ela de </text:span><text:span text:style-name="T3">C</text:span><text:span text:style-name="T2">adastro de </text:span><text:span text:style-name="T3">J</text:span><text:span text:style-name="T2">ogo</text:span> </text:p>
      <text:p text:style-name="P1"><text:tab/>+ confirmarCriacaoJogo();</text:p>
      <text:p text:style-name="P9"><text:tab/><text:tab/>~chama cadastrarJogo(<text:bookmark-start text:name="__DdeLink__4_888084137"/>idbolao, <text:span text:style-name="T1">idJogo, data, dataLimite, time1, time2, resultado, aposta</text:span><text:bookmark-end text:name="__DdeLink__4_888084137"/>) <text:span text:style-name="T1">(classe apostador)</text:span></text:p>
      <text:p text:style-name="P9"><text:soft-page-break/><text:tab/><text:tab/>~<text:span text:style-name="T1">ao confirmar<text:tab/>o cadastro do jogo, tela exibe um popup perguntando se o usuário deseja cadastrar mais um jogo</text:span></text:p>
      <text:p text:style-name="P9"><text:tab/><text:span text:style-name="T1">+ cadastrarJogo();</text:span></text:p>
      <text:p text:style-name="P9"><text:tab/><text:tab/>~<text:span text:style-name="T1">chama tela de cadastro de jogo </text:span></text:p>
      <text:p text:style-name="P9"><text:tab/><text:span text:style-name="T1">+ naoCadastrarJogo();</text:span></text:p>
      <text:p text:style-name="P9"><text:tab/><text:tab/>~<text:span text:style-name="T1">fecha o modal e vai para tela de exibição do bolão </text:span></text:p>
      <text:p text:style-name="P2"><text:span text:style-name="T5">→ </text:span><text:span text:style-name="T7">Tela de Exibição do Bolão </text:span></text:p>
      <text:list xml:id="list41424138494640507" text:style-name="L1">
        <text:list-item>
          <text:p text:style-name="P7"><text:span text:style-name="T8">Tela exibindo informações do bolão (nome, campeonato e esporte), </text:span><text:span text:style-name="T9">lista de apostadores participando do bolão</text:span><text:span text:style-name="T8"> </text:span><text:span text:style-name="T9">e</text:span><text:span text:style-name="T8"> lista de jogos ordenada por data (exibindo resultado se o jogo já foi finalizado). </text:span></text:p>
        </text:list-item>
        <text:list-item>
          <text:p text:style-name="P7"><text:span text:style-name="T9">Se o apostador não for o administrador do bolão, será </text:span><text:span text:style-name="T8">exibi</text:span><text:span text:style-name="T9">do</text:span><text:span text:style-name="T8"> </text:span><text:span text:style-name="T9">ao lado de </text:span><text:span text:style-name="T8">todos </text:span><text:span text:style-name="T9">os jogos </text:span><text:span text:style-name="T8">o placar apostado (com o botão de editar aposta</text:span><text:span text:style-name="T9">), ou um botão para criar uma aposta no jogo. </text:span></text:p>
        </text:list-item>
        <text:list-item>
          <text:p text:style-name="P7"><text:span text:style-name="T9">Para o administrador do bolão, o botão de editar aposta não estará visível (porque ele não aposta). Estarão visíveis os botões de editar jogo, cadastrar jogo e excluir apostadores.</text:span></text:p>
        </text:list-item>
      </text:list>
      <text:p text:style-name="P8"><text:span text:style-name="T9"><text:tab/>+ criarAposta();</text:span></text:p>
      <text:p text:style-name="P8"><text:span text:style-name="T9"><text:tab/><text:tab/>~tela exibe um modal com dois campos para serem preenchidos com a pontuação de cada time</text:span></text:p>
      <text:p text:style-name="P8"><text:span text:style-name="T9"><text:tab/></text:span><text:span text:style-name="T10">+ confirmarAposta();</text:span></text:p>
      <text:p text:style-name="P8"><text:span text:style-name="T10"><text:tab/><text:tab/>~chama criarAposta(placar, idJogo) (classe apostador)</text:span></text:p>
      <text:p text:style-name="P2"><text:span text:style-name="T7"><text:tab/>+ </text:span><text:span text:style-name="T8">cadastrarJogo();</text:span></text:p>
      <text:p text:style-name="P2"><text:span text:style-name="T8"><text:tab/><text:tab/>~leva para a tela de cadastro de jogo</text:span></text:p>
      <text:p text:style-name="P2"><text:span text:style-name="T8"><text:tab/>+ </text:span><text:span text:style-name="T9">editarAposta();</text:span></text:p>
      <text:p text:style-name="P3"><text:span text:style-name="T9"><text:tab/><text:tab/>~pode ser um ícone de lápis (ver </text:span><text:a xlink:type="simple" xlink:href="https://fontawesome.com/icons/pencil-alt?style=solid" text:style-name="Internet_20_link" text:visited-style-name="Visited_20_Internet_20_Link"><text:span text:style-name="T9">https://fontawesome.com/icons/pencil-alt?style=solid</text:span></text:a><text:span text:style-name="T9"> ou outros ícones no site)</text:span></text:p>
      <text:p text:style-name="P2"><text:span text:style-name="T9"><text:tab/><text:tab/>~torna o campo contendo o antigo placar apostado editável e exibe um botão para confirmar a edição</text:span></text:p>
      <text:p text:style-name="P2"><text:span text:style-name="T9"><text:tab/>+ confirmarEdicao();</text:span></text:p>
      <text:p text:style-name="P2"><text:span text:style-name="T9"><text:tab/><text:tab/>~chama editarAposta(aposta) (classe apostador)</text:span></text:p>
      <text:p text:style-name="P2"><text:span text:style-name="T9"><text:tab/></text:span><text:span text:style-name="T10">+ excluirApostador();</text:span></text:p>
      <text:p text:style-name="P2"><text:span text:style-name="T10"><text:tab/><text:tab/>~tela exibe um modal para confirmação da exclusão do apostador </text:span></text:p>
      <text:p text:style-name="P2"><text:span text:style-name="T10"><text:tab/>+ confirmarExclusao();</text:span></text:p>
      <text:p text:style-name="P2"><text:span text:style-name="T10"><text:tab/><text:tab/>~chama excluirApostadorBolao(idBolao, cpfApostador) (classe apostador)</text:span></text:p>
      <text:p text:style-name="P2"><text:span text:style-name="T10"><text:tab/></text:span><text:span text:style-name="T11">+ editarJogo();</text:span></text:p>
      <text:p text:style-name="P2"><text:span text:style-name="T11"><text:tab/><text:tab/>~leva para a tela de cadastro de jogo, já com os dados antigos do jogo preenchidos e editáveis</text:span></text:p>
      <text:p text:style-name="P2"><text:span text:style-name="T11"><text:tab/>+ confirmarEdicao();</text:span></text:p>
      <text:p text:style-name="P4"><text:span text:style-name="T11"><text:tab/><text:tab/>~chama editarJogo(</text:span><text:span text:style-name="T8">idJogo, data, dataLimite, time1, time2, resultado, aposta</text:span><text:span text:style-name="T11">) (classe apostador</text:span><text:span text:style-name="T12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59:34.688021585</meta:creation-date>
    <dc:date>2018-11-29T17:13:39.068835099</dc:date>
    <meta:editing-duration>PT18M3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90" meta:character-count="3223" meta:non-whitespace-character-count="2707"/>
  </office:meta>
</office:document-meta>
</file>